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445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Inputs</text:p>
          </table:table-cell>
          <table:table-cell table:number-columns-repeated="255"/>
        </table:table-row>
        <table:table-row table:style-name="ro1">
          <table:table-cell office:value-type="string">
            <text:p>I_One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I_Two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I_Three</text:p>
          </table:table-cell>
          <table:table-cell office:value-type="float" office:value="30">
            <text:p>3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Intermediates</text:p>
          </table:table-cell>
          <table:table-cell table:number-columns-repeated="255"/>
        </table:table-row>
        <table:table-row table:style-name="ro1">
          <table:table-cell office:value-type="string">
            <text:p>OneTwo</text:p>
          </table:table-cell>
          <table:table-cell table:formula="of:=SUM(I_One;I_Two)" office:value-type="float" office:value="30">
            <text:p>30</text:p>
          </table:table-cell>
          <table:table-cell table:number-columns-repeated="254"/>
        </table:table-row>
        <table:table-row table:style-name="ro1">
          <table:table-cell office:value-type="string">
            <text:p>TwoThree</text:p>
          </table:table-cell>
          <table:table-cell table:formula="of:=SUM(I_Two;I_Three)" office:value-type="float" office:value="50">
            <text:p>5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Outputs</text:p>
          </table:table-cell>
          <table:table-cell table:number-columns-repeated="255"/>
        </table:table-row>
        <table:table-row table:style-name="ro1">
          <table:table-cell office:value-type="string">
            <text:p>O_OneTwoThree</text:p>
          </table:table-cell>
          <table:table-cell table:formula="of:=SUM([.B3:.B5])" office:value-type="float" office:value="60">
            <text:p>60</text:p>
          </table:table-cell>
          <table:table-cell table:number-columns-repeated="254"/>
        </table:table-row>
        <table:table-row table:style-name="ro1">
          <table:table-cell office:value-type="string">
            <text:p>O_SumInter</text:p>
          </table:table-cell>
          <table:table-cell table:formula="of:=SUM([.B8:.B9])" office:value-type="float" office:value="80">
            <text:p>80</text:p>
          </table:table-cell>
          <table:table-cell table:number-columns-repeated="254"/>
        </table:table-row>
        <table:table-row table:style-name="ro1">
          <table:table-cell office:value-type="string">
            <text:p>Complex</text:p>
          </table:table-cell>
          <table:table-cell table:formula="of:=SUM([.B3:.B5])-1" office:value-type="float" office:value="59">
            <text:p>59</text:p>
          </table:table-cell>
          <table:table-cell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omplex" table:base-cell-address="$Sheet1.$A$1" table:cell-range-address="$Sheet1.$B$14"/>
        <table:named-range table:name="I_One" table:base-cell-address="$Sheet1.$A$1" table:cell-range-address="$Sheet1.$B$3"/>
        <table:named-range table:name="I_Three" table:base-cell-address="$Sheet1.$A$1" table:cell-range-address="$Sheet1.$B$5"/>
        <table:named-range table:name="I_Two" table:base-cell-address="$Sheet1.$A$1" table:cell-range-address="$Sheet1.$B$4"/>
        <table:named-range table:name="O_OneTwoThree" table:base-cell-address="$Sheet1.$A$1" table:cell-range-address="$Sheet1.$B$12"/>
        <table:named-range table:name="O_SumInter" table:base-cell-address="$Sheet1.$A$1" table:cell-range-address="$Sheet1.$B$13"/>
        <table:named-range table:name="OneTwo" table:base-cell-address="$Sheet1.$A$1" table:cell-range-address="$Sheet1.$B$8"/>
        <table:named-range table:name="TwoThree" table:base-cell-address="$Sheet1.$A$1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6-28T13:41:53</meta:creation-date>
    <dc:date>2008-03-19T11:10:00</dc:date>
    <meta:editing-cycles>0</meta:editing-cycles>
    <meta:editing-duration>PT0S</meta:editing-duration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